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0328" calcext:value-type="float">
            <text:p>46.8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4608" calcext:value-type="float">
            <text:p>46.7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4128" calcext:value-type="float">
            <text:p>46.7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4128" calcext:value-type="float">
            <text:p>46.7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9848" calcext:value-type="float">
            <text:p>46.7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9368" calcext:value-type="float">
            <text:p>46.7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5088" calcext:value-type="float">
            <text:p>46.8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201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6424" calcext:value-type="float">
            <text:p>46.8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2624" calcext:value-type="float">
            <text:p>46.9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201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0432" calcext:value-type="float">
            <text:p>46.8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6736" calcext:value-type="float">
            <text:p>47.0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200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8552" calcext:value-type="float">
            <text:p>47.0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200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200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7904" calcext:value-type="float">
            <text:p>47.2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200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6464" calcext:value-type="float">
            <text:p>47.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200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5128" calcext:value-type="float">
            <text:p>47.1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200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200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8176" calcext:value-type="float">
            <text:p>47.1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199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199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636" calcext:value-type="float">
            <text:p>47.0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5024" calcext:value-type="float">
            <text:p>47.0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199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0368" calcext:value-type="float">
            <text:p>47.1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198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198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9824" calcext:value-type="float">
            <text:p>47.3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198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198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198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198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198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0304" calcext:value-type="float">
            <text:p>47.3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9928" calcext:value-type="float">
            <text:p>47.4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198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3728" calcext:value-type="float">
            <text:p>47.3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3728" calcext:value-type="float">
            <text:p>47.3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301</text:p>
          </table:table-cell>
          <table:table-cell office:value-type="string" calcext:value-type="string">
            <text:p>TWDB:1162301</text:p>
          </table:table-cell>
          <table:table-cell office:value-type="string" calcext:value-type="string">
            <text:p>197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116" calcext:value-type="float">
            <text:p>47.3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